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Benutzer suchen</text:p>
          </table:table-cell>
          <table:table-cell table:style-name="Default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CSS-Styles löschen wegen IE Problem</text:p>
          </table:table-cell>
          <table:table-cell table:style-name="Default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Erfasste Artikel in Artikelerfassung anzeigen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CSV-Dateien aller Listen exportieren</text:p>
          </table:table-cell>
          <table:table-cell table:style-name="Default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Unsicher, ob Korbfarbe gespeichert wurde</text:p>
          </table:table-cell>
          <table:table-cell table:style-name="ce1" office:value-type="string">
            <text:p>Simone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Password übersetzen</text:p>
          </table:table-cell>
          <table:table-cell table:style-name="Default" office:value-type="string">
            <text:p>Tin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Password digest unterdrücken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Passwortbestätigung Übersetzung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heckbox für Neuigkeiten vor Zeile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Eigene Schaltfläche 'abmelden'</text:p>
          </table:table-cell>
          <table:table-cell table:style-name="ce1" office:value-type="string">
            <text:p>Bernd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hange im Profil um das Avatar zu ändern</text:p>
          </table:table-cell>
          <table:table-cell table:style-name="Default" office:value-type="string">
            <text:p>Tina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/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3T21:03:49</dc:date>
    <dc:creator>Pierre Sugar</dc:creator>
    <meta:editing-duration>P6DT1H50M35S</meta:editing-duration>
    <meta:editing-cycles>10</meta:editing-cycles>
    <meta:generator>LibreOffice/3.5$Linux_X86_64 LibreOffice_project/350m1$Build-2</meta:generator>
    <meta:printed-by>Pierre Sugar</meta:printed-by>
    <meta:print-date>2013-07-22T22:59:53</meta:print-date>
    <meta:document-statistic meta:table-count="3" meta:cell-count="78" meta:object-count="0"/>
  </office:meta>
</office:document-meta>
</file>